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limiting the archetecture and needs researching is running a method that runs every update for a period of time and then finishes and returns a value</text:p>
      <text:p text:style-name="Standard"/>
      <text:p text:style-name="Standard">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text:soft-page-break/>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text:soft-page-break/>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text:p>
      <text:p text:style-name="Standard">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1</meta:editing-cycles>
    <meta:creation-date>2018-10-19T14:39:00</meta:creation-date>
    <dc:date>2018-11-03T21:36:40.92</dc:date>
    <meta:editing-duration>PT23M54S</meta:editing-duration>
    <meta:generator>OpenOffice/4.1.5$Win32 OpenOffice.org_project/415m1$Build-9789</meta:generator>
    <meta:document-statistic meta:table-count="0" meta:image-count="0" meta:object-count="0" meta:page-count="3" meta:paragraph-count="52" meta:word-count="699" meta:character-count="41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